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ress Start 2P" svg:font-family="'Press Start 2P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Press Start 2P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Press Start 2P" fo:font-size="20pt" style:font-size-asian="20pt" style:font-size-complex="20pt"/>
    </style:style>
    <style:style style:name="P4" style:family="paragraph" style:parent-style-name="Standard">
      <style:text-properties style:font-name="Press Start 2P" fo:font-size="10pt" style:font-size-asian="10pt" style:font-size-complex="10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11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6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Press Start 2P" fo:font-size="14pt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 style:list-style-name="L8">
      <style:text-properties fo:font-weight="bold" style:font-weight-asian="bold" style:font-weight-complex="bold"/>
    </style:style>
    <style:style style:name="P17" style:family="paragraph" style:parent-style-name="Standard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Game Design Document</text:p>
      <text:p text:style-name="P2"/>
      <text:p text:style-name="P2"/>
      <text:p text:style-name="P2"><text:s/><text:span text:style-name="T4">PONGOLF</text:span></text:p>
      <text:p text:style-name="Standard"/>
      <text:p text:style-name="Standard"/>
      <text:p text:style-name="P1"/>
      <text:p text:style-name="P1"/>
      <text:p text:style-name="P4">Inhaltsverzeichnis</text:p>
      <text:p text:style-name="P5"/>
      <text:p text:style-name="P5"/>
      <text:p text:style-name="P5"/>
      <text:p text:style-name="P5"/>
      <text:p text:style-name="P5"/>
      <text:p text:style-name="P5">1. Game Design</text:p>
      <text:list xml:id="list6965141726860342577" text:style-name="L1">
        <text:list-item>
          <text:list>
            <text:list-item>
              <text:p text:style-name="P7">Zusammenfassung / Wie kam uns die Idee?</text:p>
            </text:list-item>
            <text:list-item>
              <text:p text:style-name="P7">Gameplay</text:p>
            </text:list-item>
          </text:list>
        </text:list-item>
      </text:list>
      <text:p text:style-name="P5"><text:tab/></text:p>
      <text:p text:style-name="P5"/>
      <text:p text:style-name="P5">2. Technik</text:p>
      <text:list xml:id="list8188334366097536047" text:style-name="L2">
        <text:list-item>
          <text:list>
            <text:list-item>
              <text:p text:style-name="P8">Oberfläche</text:p>
            </text:list-item>
            <text:list-item>
              <text:p text:style-name="P8">Steuerung</text:p>
            </text:list-item>
            <text:list-item>
              <text:p text:style-name="P8">Mechanik</text:p>
            </text:list-item>
          </text:list>
        </text:list-item>
      </text:list>
      <text:p text:style-name="P5"><text:s text:c="3"/></text:p>
      <text:p text:style-name="P5"/>
      <text:p text:style-name="P5">3. Level Design</text:p>
      <text:list xml:id="list991419013273442353" text:style-name="L3">
        <text:list-item>
          <text:list>
            <text:list-item>
              <text:p text:style-name="P9">Level / Maps</text:p>
            </text:list-item>
            <text:list-item>
              <text:p text:style-name="P9">Themes / Look</text:p>
            </text:list-item>
          </text:list>
        </text:list-item>
      </text:list>
      <text:p text:style-name="P5"><text:s text:c="4"/></text:p>
      <text:p text:style-name="P5"/>
      <text:p text:style-name="P5">4. Entwicklung</text:p>
      <text:list xml:id="list7172649571233495880" text:style-name="L4">
        <text:list-item>
          <text:list>
            <text:list-item>
              <text:p text:style-name="P10">Wie sind wir vorgegangen?</text:p>
            </text:list-item>
            <text:list-item>
              <text:p text:style-name="P10">// TODO Die wichtigsten Aspekte des Codes erläutern ( Wichtig! ) </text:p>
            </text:list-item>
          </text:list>
        </text:list-item>
      </text:list>
      <text:p text:style-name="P5"><text:s text:c="4"/></text:p>
      <text:p text:style-name="P5"><text:tab/></text:p>
      <text:p text:style-name="P5">5. Grafik</text:p>
      <text:list xml:id="list3577008964856249406" text:style-name="L5">
        <text:list-item>
          <text:list>
            <text:list-item>
              <text:p text:style-name="P11">Gestaltung / Farbkonzept</text:p>
            </text:list-item>
            <text:list-item>
              <text:p text:style-name="P11">Stilrichtung</text:p>
            </text:list-item>
          </text:list>
        </text:list-item>
      </text:list>
      <text:p text:style-name="P5"/>
      <text:p text:style-name="P5"><text:tab/></text:p>
      <text:p text:style-name="P5">6. Sound / Musik</text:p>
      <text:list xml:id="list7458214913339733564" text:style-name="L6">
        <text:list-item>
          <text:list>
            <text:list-item>
              <text:p text:style-name="P12">Ingame Sounds</text:p>
            </text:list-item>
            <text:list-item>
              <text:p text:style-name="P12">„Soundtrack</text:p>
            </text:list-item>
          </text:list>
        </text:list-item>
      </text:list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pan text:style-name="T3">1. Game Design</text:span></text:p>
      <text:p text:style-name="Standard"/>
      <text:p text:style-name="Standard"><text:tab/><text:tab/></text:p>
      <text:p text:style-name="Standard"><text:span text:style-name="T1"><text:tab/><text:tab/>1.1 <text:s/>Wie kam uns die Idee?</text:span></text:p>
      <text:p text:style-name="Standard"/>
      <text:p text:style-name="Standard"><text:tab/><text:tab/>Mit unserem Spiel „PongGolf“ wollten wir das Gameplay des klassischen Pong von <text:tab/><text:tab/>1972 mit Elementen aus MiniGolf Browser-Games erweitern.</text:p>
      <text:p text:style-name="Standard"/>
      <text:p text:style-name="Standard"/>
      <text:p text:style-name="Standard"><text:tab/><text:tab/><text:span text:style-name="T1">1.2 <text:s/>Gameplay</text:span></text:p>
      <text:p text:style-name="Standard"/>
      <text:p text:style-name="Standard"><text:tab/><text:tab/>Das Ziel des Spiels blieb unverändert zum Klassiker. Man versucht, den Ball so oft <text:tab/><text:tab/>in das Tor des Gegners zu befördern, bis das festgelegte Limit erreicht wurde.</text:p>
      <text:p text:style-name="Standard"><text:tab/><text:tab/>Unser Fokus lag darauf, dass Spieltempo anzuziehen und durch neue Level und <text:tab/><text:tab/><text:tab/>eingebaute Hindernisse abwechslungsreicher zu gestalten, ohne das Gameplay vom <text:tab/><text:tab/>Klassiker zu stark abzuändern. </text:p>
      <text:p text:style-name="Standard"><text:tab/><text:tab/>Es war uns wichtig, dass es sich wie „Pong 2.0“ anfühlt und nicht wie ein komplett <text:tab/><text:tab/>neues Spiel. <text:s/></text:p>
      <text:p text:style-name="Standard"><text:tab/></text:p>
      <text:p text:style-name="Standard"/>
      <text:p text:style-name="Standard"/>
      <text:list xml:id="list2807006946557288701" text:style-name="L8">
        <text:list-item>
          <text:p text:style-name="P16">Technik</text:p>
          <text:p text:style-name="P17"/>
        </text:list-item>
      </text:list>
      <text:p text:style-name="Standard"><text:tab/><text:tab/></text:p>
      <text:p text:style-name="Standard"><text:span text:style-name="T1"><text:tab/><text:tab/>2.1 <text:s/>Oberfläche</text:span></text:p>
      <text:p text:style-name="Standard"/>
      <text:p text:style-name="Standard"><text:tab/><text:tab/>Aufbau des Hauptmenüs:</text:p>
      <text:p text:style-name="Standard"><text:tab/><text:tab/><text:tab/>1. Level <text:s/>Auswahl</text:p>
      <text:p text:style-name="Standard"><text:tab/><text:tab/><text:tab/>2. Optionen ( evtl. Musik an/aus, Musik ändern ) </text:p>
      <text:p text:style-name="Standard"><text:tab/><text:tab/><text:tab/>3. Credits<text:tab/></text:p>
      <text:p text:style-name="Standard"/>
      <text:p text:style-name="Standard"><text:tab/></text:p>
      <text:p text:style-name="Standard"><text:tab/><text:tab/><text:span text:style-name="T1">2.2 Steuerung</text:span></text:p>
      <text:p text:style-name="Standard"/>
      <text:p text:style-name="Standard"><text:tab/><text:tab/>Gesteuert wird das Spiel mit „A“ + „D“ und <text:s/>ggf. „Linke / Rechte Pfeiltaste“ für den <text:tab/><text:tab/>zweiten Spieler. Der Spieler hat nur die Kontrolle über die Schläger, wie beim <text:tab/><text:tab/><text:tab/>Klassischen Pong. </text:p>
      <text:p text:style-name="Standard"><text:tab/></text:p>
      <text:p text:style-name="Standard"/>
      <text:p text:style-name="Standard"><text:tab/><text:tab/><text:span text:style-name="T1">2.3 <text:s/>Mechanik</text:span></text:p>
      <text:p text:style-name="Standard"/>
      <text:p text:style-name="Standard"><text:tab/><text:tab/>// TO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3. Level Design</text:span></text:p>
      <text:p text:style-name="Standard"><text:tab/><text:tab/></text:p>
      <text:p text:style-name="Standard"/>
      <text:p text:style-name="Standard"><text:tab/><text:tab/><text:span text:style-name="T1">3.1 <text:s/>Level / Maps</text:span></text:p>
      <text:p text:style-name="Standard"><text:span text:style-name="T1"/></text:p>
      <text:p text:style-name="Standard"><text:span text:style-name="T1"><text:tab/><text:tab/></text:span><text:span text:style-name="T2">Gespielt wird auf einer von insgesamt drei zur Verfügung stehenden Maps. Wie beim <text:tab/><text:tab/>klassischen Pong stehen sich zwei Spieler gegenüber die versuchen den Ball in das <text:tab/><text:tab/>gegnerische Tor schießen. </text:span></text:p>
      <text:p text:style-name="Standard"/>
      <text:p text:style-name="Standard"><text:tab/><text:tab/>Die 3 verschiedenen Maps basieren alle auf simplen geometrischen Formen. Sie sind <text:tab/><text:tab/>vielfältiger als beim Original und haben die Eigenschaft, dass der Ball öfter und <text:tab/><text:tab/><text:tab/>unberechenbarer von der Map abprallt und die Spieler dadurch mehr gefordert <text:tab/><text:tab/><text:tab/>werden. </text:p>
      <text:p text:style-name="Standard"><text:tab/><text:tab/>Die hohe Geschwindigkeit des Balles wird zusätzlich die Reaktionszeit der Spieler <text:tab/><text:tab/>auf die Probe stellen, und ihn dazu zwingen die Schüsse und Abpraller von den <text:tab/><text:tab/><text:tab/>verschiedenen Kollisionsobjekten vorherzusehen und vorausschauend zu reagieren. </text:p>
      <text:p text:style-name="Standard"/>
      <text:p text:style-name="Standard"><text:tab/><text:tab/>Durch die abgeänderten Abprall Möglichkeiten des Balls bekommt das <text:tab/><text:tab/><text:tab/><text:tab/>Gameplay „frischen Wind“ ohne die Kernelemente von Pong grundlegend zu <text:tab/><text:tab/><text:tab/>verändern.</text:p>
      <text:p text:style-name="Standard"/>
      <text:p text:style-name="Standard"/>
      <text:p text:style-name="Standard"><text:tab/><text:tab/></text:p>
      <text:p text:style-name="Standard"><text:span text:style-name="T1"><text:tab/><text:tab/></text:span></text:p>
      <text:p text:style-name="Standard"><text:span text:style-name="T1"><text:tab/><text:tab/>3.3 <text:s/>Themes / Look</text:span></text:p>
      <text:p text:style-name="Standard"/>
      <text:p text:style-name="Standard"><text:tab/><text:tab/>Auf der einen Seite wollten wir von den einseitigen Farben des Klassikers <text:tab/><text:tab/><text:tab/>wegkommen, deshalb haben wir für die Gestaltung unserer Level möglichst bunte <text:tab/><text:tab/>und knallige Farben benutzt.</text:p>
      <text:p text:style-name="Standard"><text:tab/><text:tab/>Auf der anderen Seite wollten wir uns auch nicht zu weit vom Retro Look des <text:tab/><text:tab/><text:tab/>ursprünglichen Pong entfernen, deshalb haben wir uns dazu entschieden den </text:p>
      <text:p text:style-name="Standard"><text:tab/><text:tab/> „8-Bit Look“ beizubehalten. </text:p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4. Entwicklung</text:p>
      <text:p text:style-name="Standard"><text:tab/><text:tab/></text:p>
      <text:p text:style-name="Standard"><text:tab/><text:tab/></text:p>
      <text:p text:style-name="Standard"><text:span text:style-name="T1"><text:tab/><text:tab/>4.1 <text:s/>Wie sind wir vorgegangen?</text:span></text:p>
      <text:p text:style-name="Standard"/>
      <text:p text:style-name="Standard"><text:tab/><text:tab/>// TODO</text:p>
      <text:p text:style-name="Standard"/>
      <text:p text:style-name="Standard"/>
      <text:p text:style-name="Standard"><text:tab/><text:tab/><text:span text:style-name="T1">4.2 <text:s/>Code-Erklärungen</text:span></text:p>
      <text:p text:style-name="Standard"/>
      <text:p text:style-name="Standard"><text:tab/><text:tab/>// TODO Wichtig!</text:p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>5. Grafik</text:p>
      <text:p text:style-name="Standard"/>
      <text:p text:style-name="Standard"><text:tab/><text:tab/></text:p>
      <text:p text:style-name="Standard"><text:span text:style-name="T1"><text:tab/><text:tab/>5.1 <text:s/>Gestaltung / Farbkonzept</text:span></text:p>
      <text:p text:style-name="Standard"/>
      <text:p text:style-name="Standard"><text:tab/><text:tab/>// TODO</text:p>
      <text:p text:style-name="Standard"/>
      <text:p text:style-name="Standard"/>
      <text:p text:style-name="Standard"><text:tab/><text:tab/><text:span text:style-name="T1">5.2 <text:s/>Stilrichtung</text:span></text:p>
      <text:p text:style-name="Standard"/>
      <text:p text:style-name="Standard"><text:tab/><text:tab/>// TO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6. Sound / Musik</text:p>
      <text:p text:style-name="Standard"/>
      <text:p text:style-name="Standard"><text:tab/><text:tab/></text:p>
      <text:p text:style-name="Standard"><text:span text:style-name="T1"><text:tab/><text:tab/>6.1 <text:s/>Ingame Sounds</text:span></text:p>
      <text:p text:style-name="Standard"/>
      <text:p text:style-name="Standard"><text:tab/><text:tab/>// TODO</text:p>
      <text:p text:style-name="Standard"/>
      <text:p text:style-name="Standard"/>
      <text:p text:style-name="Standard"><text:tab/><text:tab/><text:span text:style-name="T1">6.2 <text:s/>Soundtrack</text:span></text:p>
      <text:p text:style-name="Standard"/>
      <text:p text:style-name="Standard"><text:tab/><text:tab/>//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ress Start 2P" svg:font-family="'Press Start 2P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1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ls Henning</meta:initial-creator>
    <meta:creation-date>2016-06-21T13:32:47</meta:creation-date>
    <dc:date>2016-06-21T16:33:12</dc:date>
    <dc:creator>Nils Henning</dc:creator>
    <meta:editing-duration>PT2H40M37S</meta:editing-duration>
    <meta:editing-cycles>12</meta:editing-cycles>
    <meta:generator>OpenOffice/4.1.2$Unix OpenOffice.org_project/412m3$Build-9782</meta:generator>
    <meta:document-statistic meta:table-count="0" meta:image-count="0" meta:object-count="0" meta:page-count="4" meta:paragraph-count="84" meta:word-count="455" meta:character-count="2975"/>
  </office:meta>
</office:document-meta>
</file>